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officeooo:rsid="00173f3a" officeooo:paragraph-rsid="00173f3a"/>
    </style:style>
    <style:style style:name="P2" style:family="paragraph" style:parent-style-name="Standard">
      <style:text-properties style:font-name="Arial1" fo:font-weight="bold" officeooo:rsid="00173f3a" officeooo:paragraph-rsid="00173f3a" style:font-weight-asian="bold" style:font-weight-complex="bold"/>
    </style:style>
    <style:style style:name="P3" style:family="paragraph" style:parent-style-name="Standard">
      <style:text-properties style:font-name="Arial1" fo:font-weight="bold" officeooo:rsid="0019eb6f" officeooo:paragraph-rsid="0019eb6f" style:font-weight-asian="bold" style:font-weight-complex="bold"/>
    </style:style>
    <style:style style:name="P4" style:family="paragraph" style:parent-style-name="Standard">
      <style:text-properties style:font-name="Arial1" fo:font-weight="bold" officeooo:rsid="0019eb6f" officeooo:paragraph-rsid="001bd6ed" style:font-weight-asian="bold" style:font-weight-complex="bold"/>
    </style:style>
    <style:style style:name="P5" style:family="paragraph" style:parent-style-name="Standard">
      <style:text-properties style:font-name="Arial1" fo:font-weight="bold" officeooo:rsid="001bddb2" officeooo:paragraph-rsid="001bddb2" style:font-weight-asian="bold" style:font-weight-complex="bold"/>
    </style:style>
    <style:style style:name="P6" style:family="paragraph" style:parent-style-name="Standard">
      <style:text-properties style:font-name="Arial1" fo:font-weight="bold" officeooo:rsid="001da3c8" officeooo:paragraph-rsid="001da3c8" style:font-weight-asian="bold" style:font-weight-complex="bold"/>
    </style:style>
    <style:style style:name="P7" style:family="paragraph" style:parent-style-name="Standard">
      <style:text-properties style:font-name="Arial1" fo:font-weight="bold" officeooo:rsid="001dc03c" officeooo:paragraph-rsid="001dc03c" style:font-weight-asian="bold" style:font-weight-complex="bold"/>
    </style:style>
    <style:style style:name="P8" style:family="paragraph" style:parent-style-name="Standard">
      <style:text-properties style:font-name="Arial1" fo:font-weight="bold" officeooo:rsid="001e307e" officeooo:paragraph-rsid="001e307e" style:font-weight-asian="bold" style:font-weight-complex="bold"/>
    </style:style>
    <style:style style:name="P9" style:family="paragraph" style:parent-style-name="Standard">
      <style:text-properties style:font-name="Arial1" fo:font-weight="bold" officeooo:rsid="001efb22" officeooo:paragraph-rsid="001efb22" style:font-weight-asian="bold" style:font-weight-complex="bold"/>
    </style:style>
    <style:style style:name="P10" style:family="paragraph" style:parent-style-name="Standard">
      <style:text-properties style:font-name="Arial1" fo:font-weight="bold" officeooo:rsid="0021bfa7" officeooo:paragraph-rsid="0021bfa7" style:font-weight-asian="bold" style:font-weight-complex="bold"/>
    </style:style>
    <style:style style:name="P11" style:family="paragraph" style:parent-style-name="Standard">
      <style:paragraph-properties fo:text-align="start" style:justify-single-word="false"/>
      <style:text-properties style:font-name="Arial1" fo:font-weight="bold" officeooo:rsid="0022554b" officeooo:paragraph-rsid="0022554b" style:font-weight-asian="bold" style:font-weight-complex="bold"/>
    </style:style>
    <style:style style:name="P12" style:family="paragraph" style:parent-style-name="Standard">
      <style:paragraph-properties fo:text-align="start" style:justify-single-word="false"/>
      <style:text-properties style:font-name="Arial1" fo:font-weight="bold" officeooo:rsid="00226495" officeooo:paragraph-rsid="00226495" style:font-weight-asian="bold" style:font-weight-complex="bold"/>
    </style:style>
    <style:style style:name="P13" style:family="paragraph" style:parent-style-name="Standard">
      <style:paragraph-properties fo:text-align="start" style:justify-single-word="false"/>
      <style:text-properties style:font-name="Arial1" fo:font-weight="bold" officeooo:rsid="0023e547" officeooo:paragraph-rsid="0023e547" style:font-weight-asian="bold" style:font-weight-complex="bold"/>
    </style:style>
    <style:style style:name="P14" style:family="paragraph" style:parent-style-name="Standard">
      <style:paragraph-properties fo:text-align="start" style:justify-single-word="false"/>
      <style:text-properties style:font-name="Arial1" fo:font-weight="bold" officeooo:rsid="00276fa0" officeooo:paragraph-rsid="00276fa0" style:font-weight-asian="bold" style:font-weight-complex="bold"/>
    </style:style>
    <style:style style:name="P15" style:family="paragraph" style:parent-style-name="Standard">
      <style:paragraph-properties fo:text-align="start" style:justify-single-word="false"/>
      <style:text-properties style:font-name="Arial1" fo:font-weight="bold" officeooo:rsid="00290f05" officeooo:paragraph-rsid="00290f05" style:font-weight-asian="bold" style:font-weight-complex="bold"/>
    </style:style>
    <style:style style:name="P16" style:family="paragraph" style:parent-style-name="Standard">
      <style:paragraph-properties fo:text-align="start" style:justify-single-word="false"/>
      <style:text-properties style:font-name="Arial1" fo:font-weight="bold" officeooo:rsid="0029833e" officeooo:paragraph-rsid="0029833e" style:font-weight-asian="bold" style:font-weight-complex="bold"/>
    </style:style>
    <style:style style:name="P17" style:family="paragraph" style:parent-style-name="Standard">
      <style:paragraph-properties fo:text-align="start" style:justify-single-word="false"/>
      <style:text-properties style:font-name="Arial1" fo:font-weight="bold" officeooo:rsid="002b5a38" officeooo:paragraph-rsid="002b5a38" style:font-weight-asian="bold" style:font-weight-complex="bold"/>
    </style:style>
    <style:style style:name="P18" style:family="paragraph" style:parent-style-name="Standard">
      <style:paragraph-properties fo:text-align="start" style:justify-single-word="false"/>
      <style:text-properties style:font-name="Arial1" fo:font-weight="bold" officeooo:rsid="002f0c86" officeooo:paragraph-rsid="002f0c86" style:font-weight-asian="bold" style:font-weight-complex="bold"/>
    </style:style>
    <style:style style:name="P19" style:family="paragraph" style:parent-style-name="Standard">
      <style:text-properties style:font-name="Arial1" fo:font-weight="normal" officeooo:rsid="00173f3a" officeooo:paragraph-rsid="00173f3a" style:font-weight-asian="normal" style:font-weight-complex="normal"/>
    </style:style>
    <style:style style:name="P20" style:family="paragraph" style:parent-style-name="Standard">
      <style:text-properties style:font-name="Arial1" fo:font-weight="normal" officeooo:rsid="0019851c" officeooo:paragraph-rsid="0019851c" style:font-weight-asian="normal" style:font-weight-complex="normal"/>
    </style:style>
    <style:style style:name="T1" style:family="text">
      <style:text-properties officeooo:rsid="0018001e"/>
    </style:style>
    <style:style style:name="T2" style:family="text">
      <style:text-properties officeooo:rsid="00197567"/>
    </style:style>
    <style:style style:name="T3" style:family="text">
      <style:text-properties officeooo:rsid="0019851c"/>
    </style:style>
    <style:style style:name="T4" style:family="text">
      <style:text-properties officeooo:rsid="0019eb6f"/>
    </style:style>
    <style:style style:name="T5" style:family="text">
      <style:text-properties fo:font-weight="normal" style:font-weight-asian="normal" style:font-weight-complex="normal"/>
    </style:style>
    <style:style style:name="T6" style:family="text">
      <style:text-properties fo:font-weight="normal" officeooo:rsid="001bd6ed" style:font-weight-asian="normal" style:font-weight-complex="normal"/>
    </style:style>
    <style:style style:name="T7" style:family="text">
      <style:text-properties fo:font-weight="normal" officeooo:rsid="001bddb2" style:font-weight-asian="normal" style:font-weight-complex="normal"/>
    </style:style>
    <style:style style:name="T8" style:family="text">
      <style:text-properties fo:font-weight="normal" officeooo:rsid="001c74b7" style:font-weight-asian="normal" style:font-weight-complex="normal"/>
    </style:style>
    <style:style style:name="T9" style:family="text">
      <style:text-properties fo:font-weight="normal" officeooo:rsid="001da3c8" style:font-weight-asian="normal" style:font-weight-complex="normal"/>
    </style:style>
    <style:style style:name="T10" style:family="text">
      <style:text-properties fo:font-weight="normal" officeooo:rsid="001dc03c" style:font-weight-asian="normal" style:font-weight-complex="normal"/>
    </style:style>
    <style:style style:name="T11" style:family="text">
      <style:text-properties fo:font-weight="normal" officeooo:rsid="001ea39b" style:font-weight-asian="normal" style:font-weight-complex="normal"/>
    </style:style>
    <style:style style:name="T12" style:family="text">
      <style:text-properties fo:font-weight="normal" officeooo:rsid="001efb22" style:font-weight-asian="normal" style:font-weight-complex="normal"/>
    </style:style>
    <style:style style:name="T13" style:family="text">
      <style:text-properties fo:font-weight="normal" officeooo:rsid="001f979f" style:font-weight-asian="normal" style:font-weight-complex="normal"/>
    </style:style>
    <style:style style:name="T14" style:family="text">
      <style:text-properties fo:font-weight="normal" officeooo:rsid="0020713e" style:font-weight-asian="normal" style:font-weight-complex="normal"/>
    </style:style>
    <style:style style:name="T15" style:family="text">
      <style:text-properties fo:font-weight="normal" officeooo:rsid="0022554b" style:font-weight-asian="normal" style:font-weight-complex="normal"/>
    </style:style>
    <style:style style:name="T16" style:family="text">
      <style:text-properties fo:font-weight="normal" officeooo:rsid="0023e547" style:font-weight-asian="normal" style:font-weight-complex="normal"/>
    </style:style>
    <style:style style:name="T17" style:family="text">
      <style:text-properties fo:font-weight="normal" officeooo:rsid="0025b53d" style:font-weight-asian="normal" style:font-weight-complex="normal"/>
    </style:style>
    <style:style style:name="T18" style:family="text">
      <style:text-properties fo:font-weight="normal" officeooo:rsid="0025c874" style:font-weight-asian="normal" style:font-weight-complex="normal"/>
    </style:style>
    <style:style style:name="T19" style:family="text">
      <style:text-properties fo:font-weight="normal" officeooo:rsid="00276fa0" style:font-weight-asian="normal" style:font-weight-complex="normal"/>
    </style:style>
    <style:style style:name="T20" style:family="text">
      <style:text-properties fo:font-weight="normal" officeooo:rsid="0029833e" style:font-weight-asian="normal" style:font-weight-complex="normal"/>
    </style:style>
    <style:style style:name="T21" style:family="text">
      <style:text-properties fo:font-weight="normal" officeooo:rsid="002a0ec0" style:font-weight-asian="normal" style:font-weight-complex="normal"/>
    </style:style>
    <style:style style:name="T22" style:family="text">
      <style:text-properties fo:font-weight="normal" officeooo:rsid="002b5a38" style:font-weight-asian="normal" style:font-weight-complex="normal"/>
    </style:style>
    <style:style style:name="T23" style:family="text">
      <style:text-properties fo:font-weight="normal" officeooo:rsid="002c6d44" style:font-weight-asian="normal" style:font-weight-complex="normal"/>
    </style:style>
    <style:style style:name="T24" style:family="text">
      <style:text-properties style:text-position="super 58%"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y I think Mercenaries playground of destruction deservers more recognition. </text:p>
      <text:p text:style-name="P2">Concept:</text:p>
      <text:p text:style-name="P19">MPOD is a unique game of its era. Back in 2005 there were open world games with shooting, driving, missions to complete and things to do but these were typically urban area oriented with gang and law enforcement inspiration: <text:span text:style-name="T1">Driver, </text:span>Grand Theft Auto and Saints Row being <text:span text:style-name="T1">some examples</text:span>. <text:span text:style-name="T1">They had, of course, similarities with the player being able to roam the world in between missions, a number of additional activities, but varied in a lot of ways. They had different </text:span><text:span text:style-name="T2">gameplay, mechanics, tools, story etc. but MPOD had a tone and some features unlike any other. Unlike a densely populated urban area such as LA or New York where your antagonists are police, rival gang members and oddballs, in MPOD you are a mercenary whose enemy are the hostile North Korean army but your allies can range from 4 different factions who you can help and give you missions to complete. I’ll get into factions another time, but by not needing to keep any loyalties and </text:span><text:span text:style-name="T3">being provided the opportunity to go with any of the factions, or all of them, to progress through the game, getting unique unlocks and missions for each faction, it is a great concept. Not only that, these alliances impact the post-game cutscene, favouring the faction you allied yourself with. </text:span></text:p>
      <text:p text:style-name="P20">Not only does the game give the player the choice to ally with the factions, it also gives them a war torn country to act in. The maps are decently sized for an 18-year old game and there’s 2 main ones, alongside 4 mission-exclusive ones. The game also makes a key feature out of structure demolition. If a building or structure takes enough damage, it will collapse into rubble, this includes bridges, statues, houses, towers, gates, tents and bunker entrances. This feature is well displayed all throughout the game and <text:span text:style-name="T4">is key in several missions and exploration features.</text:span></text:p>
      <text:p text:style-name="P3">Gameplay:</text:p>
      <text:p text:style-name="P4"><text:span text:style-name="T5">The gameplay is a 3</text:span><text:span text:style-name="T24">rd</text:span><text:span text:style-name="T5"> person shooter </text:span><text:span text:style-name="T6">where the character has </text:span><text:span text:style-name="T12">health to manage, but also </text:span><text:span text:style-name="T6">access to a range of different weapons, tools, vehicles and other items. </text:span><text:span text:style-name="T7">While on foot, the player can move, jump a small distance, aim, shoot,</text:span><text:span text:style-name="T9"> melee/takedowns,</text:span><text:span text:style-name="T7"> use binoculars (or scopes on certain weapons), throw grenades, plant C4 and has access to a shop which lets them purchase supplies, ammo or order a number of airstrikes. I’ll talk about each of these in detail and rate the game’s experience with each. </text:span></text:p>
      <text:p text:style-name="P5"><text:span text:style-name="T5">Movement: The game’s movement, admittedly, is very sloppy. The character moves very sluggishly and is stiff. The character maintains no momentum after jumping, fall damage is a big problem even from small heights, there is no feel of weight or dynamic movement, the character stops and accelerates near 1:1 with the input direction but it feels off. Jump height is low and can be a burden sometimes, since as I said it stops your momentum dead. It is one of the poorer aspects of the game.</text:span></text:p>
      <text:p text:style-name="P5"><text:span text:style-name="T5">Aiming, shooting, </text:span><text:span text:style-name="T8">throwing grenades</text:span><text:span text:style-name="T5">: Aiming in the game is akin to crouching, your character slightly lowers and zooms in, making the weapon bloom smaller and the weapon slightly more accurate but it also </text:span><text:span text:style-name="T8">slows the player to a crawl and adds no fluidity to the stiff aiming. Also, for certain weapons which can use a scope, aiming is not the same as scoping in, you still get a more accurate shot and slower movement but they are separate actions. Shooting is also a problem for the game, bloom is always at maximum and bullet velocity is slow enough to dodge with strafing with most weapons. The bloom means fighting from even medium range might make combat very luck dependant and the low velocity means fighting from a medium-long distance very tedious, in tandem it makes the gun play a lot less engaging with most weapons (which are automatic with 30-100 bullets in the magazine with varying bloom, damage, rate of fire etc. values). Although this encompasses most weapons, not all weapons. There’s also a shotgun, 2 sniper rifles, 3 rocket launchers and 3 “special weapons”, these are the exception not the rule, but these are mostly fine for their intended purpose. These facts make close range the best way to engage. Using a combination of the grenades and the weapon, grenades to stun and </text:span><text:soft-page-break/><text:span text:style-name="T8">damage enemies, however, is the best way I find the game, which is what I imagine the intended way to play was. The player has 2 grenades, a flash and a fragmentation grenade, the flash stuns enemies dealing no damage but letting you knock them out or shoot them, the fragmentation grenade deals damage up close and staggers enemies and can destroy or displace vehicles. They’re great tools and one of the more fun mechanics of infantry fighting. </text:span></text:p>
      <text:p text:style-name="P6"><text:span text:style-name="T8">C</text:span><text:span text:style-name="T5">4: C4 is one of the most fun and unique mechanics of the game, allowing for strong-on demand explosives for a variety of purposes. They are strong enough to destroy structures, gates, small buildings and armoured vehicles. While it’s ill-advised to rely heavily on them as to plant them you need to be right next to what want to plant it on, access the munitions menu, then use the detonator (all of which you put away your weapon to do), it is a good strategy to be proactive with them, planting them on buildings or structures where you know enemies or vehicles will be (such as a tank spawn location) or even putting some on vehicles. If you place them on a fast moving vehicle like a jeep, you can keep the detonator in hand, while driving, find a target, drive the vehicle into the direction of the target, bail out and detonate the C4 as it reaches its target, dealing large damage with a lot less of the risk in setting up a C4 then getting away from it to destroy a target. Alternatively, if you have a vehicle which you must abandon to verify a HVT or complete an objective, putting C4 next to it (namely if it’s an APC, tank or helicopter) when you leave would let you destroy it easily if an enemy takes it while you are away, alleviating extra risk. C4 is a very simple but very well done gameplay mechanic with lots of uses. </text:span></text:p>
      <text:p text:style-name="P6"><text:span text:style-name="T5">Binoculars/Scoping: Depending on the weapon in hand (sniper, anti-tank rifle and prototype rifle), you can scope in and fire your weapon. The sniper and anti-tank rifle are the only hitscan weapons in the game, with no bullet velocity and no bloom when scoped in (but with the addition of recoil). </text:span><text:span text:style-name="T10">This makes them ideal for long range and precise fights, such as eliminating emplaced gunners, helicopter pilots, other snipers or enemies far away such as in towers or on buildings. The prototype rifle does not have this luxury despite a scope and using the scope on it is very wonky. Binoculars, sharing the same action button but when any other weapon is in hand, is a useful feature. It allows for the player to zoom in on whatever they want from a distance, identifies NPCs and vehicles and allows the player to more accurately call laser guided airstrikes (a feature which will be discussed soon). Despite being a useful feature, binoculars are useful and scoping makes the sniper one of the best weapons in the game.</text:span></text:p>
      <text:p text:style-name="P7"><text:span text:style-name="T5">Melee/takedowns: Meleeing an enemy stops all player movement hits the enemy with whatever is in the player’s hand. This stuns them, the same way the flash grenade works and allows the player to melee them again, shoot them or perform a takedown. A takedown gives the player lots of immunity frames but does a several second long animation to takedown and handcuff the target. This is vital for HVTs, as this arrests them and lets you capture them. HVTs are the main antagonists of the game and taking them down lets the player call in a helicopter to catch them. If the helicopter lands, the player can load the HVT onto the helicopter, which is the end goal of most important missions and activities. </text:span></text:p>
      <text:p text:style-name="P8"><text:span text:style-name="T6">M</text:span><text:span text:style-name="T5">unitions menu: The munitions menu is a very important part of the game. Munitions include C4, C4 detonator, airstrikes, vehicle orders and supply orders. It is a menu which permanently houses the C4 option, the detonator when a deployed C4 is nearby and grants the player access to the items they’ve picked from the store and the items which the current mission has given them access to. Order munitions include requesting supplies and vehicles, usually delivered by the Russian Mafia </text:span><text:span text:style-name="T11">(their shop is called Merchant of Menace, a separate menu)</text:span><text:span text:style-name="T5">, who will send a helicopter </text:span><text:span text:style-name="T11">to drop it off, supplies are always in the form of a crate which when melee hit will break, dropping the supplies, or a vehicle which you can get inside when its grounded (or if its a helicopter the pilot arrives, lands </text:span><text:soft-page-break/><text:span text:style-name="T11">and gives you the helicopter). Supply, vehicle and some airstrikes are called to the designated area via a smoke signal. Anything from the merchant of menace can be bought for money and in-mission supplies will be supplied, either for free (represented by a circle (the number of circles is how many you have remaining)) or paid for. If the helicopter delivering the supplies breaks, the player is charged money for it. The munitions menu is only accessible during infantry mode, meaning it can’t be accessed from inside any vehicles. </text:span></text:p>
      <text:p text:style-name="P9"><text:span text:style-name="T11">A</text:span><text:span text:style-name="T5">irstrikes: As previously mentioned, airstrikes are supplied either from in-mission supplies or purchased from the merchant of menace store. These airstrikes range in power, area of effect, delivery method, cost and utility. There are 3 different airstrike delivery methods: Laser guided, smoke signal and satellite designated. There are several of each and they have different purposes, weaknesses and strengths. Smoke signal is the least common, only encompassing artillery strikes. These are low range, wide area of effect attacks which after a small delay, shell an area with random, inordinate amounts of tank-like shots from over the horizon in an area around the smoke. Next are laser designated, these are super-long range, very fast strikes. These are common and encompass several strikes, namely the stealth bomb, surgical strike, bunker buster and gunship support, each with varying cost and power, but only needing the adequate cost/supply and a clear line of sight. Finally, the satellite designated strike. Lots of strikes use this method, using it gives the player an overhead view which they can use to navigate the exact location they want the strike to hit. They have a lower range than the laser guided strike and it takes longer to target something farther away, but they require no line of sight and are typically the strongest, </text:span><text:span text:style-name="T13">most versatile</text:span><text:span text:style-name="T5"> airstrikes, with wide AOE, high damage, </text:span><text:span text:style-name="T13">high structure damage strikes. Some have the ability to hit only specific targets such as land vehicles or helicopters. Airstrikes typically take a few seconds to deliver but have a punch stronger than anything a vehicle could deliver, except maybe an M1 tank or the supergun and let the infantry mode player deal with threats in a variety of ways. </text:span><text:span text:style-name="T14">They are one of the core aspects of the gameplay.</text:span></text:p>
      <text:p text:style-name="P10"><text:span text:style-name="T14">M</text:span><text:span text:style-name="T5">iscellaneous gameplay elements: There are other less notable things about the game, although they are important to function. The player gets the choice of 2 weapons at a time, the weapons are completely up to the players choice. Weapons all have limited ammo, the player can find ammo packs at various points in the world, or get them from supplies. Alternatively, the player can get ammo from weapons found on the floor which match the weapon type, although these will commonly be RPGs and assault rifles as that is what the majority of enemies use. The player also obviously has health, which when depleted, will kill the player and cause them to respawn at the allied MASH or restart the mission they are currently in. </text:span><text:span text:style-name="T15">When at low health the player has a few seconds of immunity and if they don’t take damage, will regenerate up to 20 health. Health can be regained by picking up health packs or starting new missions, which also refill ammo. </text:span></text:p>
      <text:p text:style-name="P10"><text:span text:style-name="T15"/></text:p>
      <text:p text:style-name="P11"><text:span text:style-name="T5">Overall the infantry experience of mercenaries does leave a lot to be desired, namely in the slow, clunky movement, awkward shooting and vulnerability to the player. Although some elements try and make up for the shortcomings, such as some weapons being generally better to use, C4 and airstrikes adding layers of possibilities to certain engagements, they can’t make up for what makes up the overwhelming majority of being boots on the ground in the game, being the actual shooting and movement. It is fun and for the concessions the game had to make to incorporate other details like several large open world maps, factions, demolition etc. something had to take a hit. </text:span></text:p>
      <text:p text:style-name="P11"><text:span text:style-name="T5"/></text:p>
      <text:p text:style-name="P12"><text:span text:style-name="T5">Next, another major part of the gameplay is in vehicles. There are 3 main types of vehicles in mercenaries which can be summarised as: Car/</text:span><text:span text:style-name="T16">Truck</text:span><text:span text:style-name="T5">/L.APC, Tank/H.APC and Helicopter </text:span><text:span text:style-name="T17">(There are also gunner positions and emplaced weapons but I’ll discuss these </text:span><text:soft-page-break/><text:span text:style-name="T17">later)</text:span><text:span text:style-name="T5">. These 3 all operate differently and have different in game uses. These are where the vast majority of playtime will be spent, as vehicles offer much faster speeds, high</text:span><text:span text:style-name="T16">er</text:span><text:span text:style-name="T5"> health </text:span><text:span text:style-name="T16">and some come with the ability to transport large groups of friendly NPCs and/or weaponry. </text:span><text:span text:style-name="T22">Vehicles, despite visibly having 100 health, are ‘doomed’ at 20 visible health, as vehicles will burst into flames and depending on the tier of armour the vehicle had, will descend to 0 health and will explode, unless the vehicle hits a vehicle repair pack before exploding. </text:span><text:span text:style-name="T16">I will discuss each one section at length and describe some notable highlights from each. Before I speak much about particular vehicles, I will talk about the disguise feature first.</text:span></text:p>
      <text:p text:style-name="P13"><text:span text:style-name="T16">D</text:span><text:span text:style-name="T5">isguise: Disguising in Mercenaries is a double edged sword. </text:span><text:span text:style-name="T19">They can be gained, while unseen, in any vehicle</text:span><text:span text:style-name="T5">. Regardless of faction standing (this will be discussed later), factions will treat you differently depending on if you are in certain vehicles. Broadly all civilian vehicles will get every faction to act neutrally towards you, even the enemy North Korean faction. They won’t shoot you, but </text:span><text:span text:style-name="T17">will turn hostile if aggravated. Every other faction has a disguise which interacts differently. North Koreans are attacked by everyone, Chinese are attacked by South Koreans and North Koreans, South Koreans are shot by North Koreans and the Chinese, Allies and Russian Mafia only attack North Koreans. Disguises overwrite current faction standing and correct disguises let players enter controlled territory without having the army shoot at you. </text:span><text:span text:style-name="T19">Disguises last until the player exits the vehicle, honks the vehicle’s horn, commits a hostile act towards someone or they’re spotted by an officer. Even if the officer is friendly or hostile, them seeing you will disable any vehicle’s surprise.</text:span></text:p>
      <text:p text:style-name="P12"><text:span text:style-name="T16"/></text:p>
      <text:p text:style-name="P13"><text:span text:style-name="T5">Cars: Cars are the most abundant vehicle type in mercenaries. Every faction in the game has at least 1 standard car type, as well as civilian vehicles which are all cars. Cars is a broad term and for this purpose encompasses basic civilian vehicles, light and heavy jeeps, SUVs and sports cars. </text:span><text:span text:style-name="T18">These all have varying sizes, speeds, armour levels, weights and passenger capacity. My personal favourite is the street racer, the fastest land vehicle in the game, it makes great time from one side of the map to the other side and is very fun to drive. </text:span><text:span text:style-name="T19">The most common cars will be basic civilian cars, namely the jaju, as well as heavy and light jeeps found in all 5 factions.</text:span></text:p>
      <text:p text:style-name="P14"><text:span text:style-name="T5">Trucks: Trucks are larger, slower, heavier vehicles. There’s not many of them and of the few in the game only some of them having anything noteworthy about them. The standard truck is very top heavy and weighty but can move at decent speed. Troop transport can house a number of NPCs. FROG-7 trucks are rare but can be found in certain specific locations and have a giant missile on the top. While the missile is not able to be fired, destroying the truck will cause a massive explosion, comparable to an airstrike (Some Trivia, the FROG-7 truck is the image used for the strategic strike airstrike and the explosion effects are similar, but the truck can be found for free and blown up with damage where the strategic strike requires a munition supply/money and targetting).</text:span></text:p>
      <text:p text:style-name="P15"><text:span text:style-name="T5">L.APCs: Light APCs drive and function identically to cars, unlike heavy APCs which drive and function similarly to tanks. L.APCs are usually fast and bulky, allowing for more damage than any other car-type vehicle and can sometimes carry lots of passengers. They also typically have a mounted weapon which the player or soldiers can use. There aren’t many L.APCs in the game but they can be valuable in a pinch for their protection, speed and ability to quickly transport friendly NPCs such as soldiers or escort mission NPCs.</text:span></text:p>
      <text:p text:style-name="P15"><text:span text:style-name="T5"/></text:p>
      <text:p text:style-name="P15"><text:span text:style-name="T5">H.APCs: Like I just mentioned, APCs come in 2 types: Light and heavy. Heavy APCs function similarly to tanks. They drive with treads, not tire</text:span><text:span text:style-name="T20">s</text:span><text:span text:style-name="T5"> and are immune to bullets. </text:span><text:span text:style-name="T20">They also have directly pilot controlled main weapons but no gunner seat. Few of these exist in game but they are potent, allowing for the player to transport a lot of friendly NPCs </text:span><text:soft-page-break/><text:span text:style-name="T20">well protected and with enough firepower to protect yourself. Notable examples include the allied M3 APC, armed with 2 main-pilot weapons, an autocannon and TOW missile launcher. It can compete with tanks in some cases. The K200 is another H.APC but with no weapon, instead it has a jamming feature which only negatively impacts the player, although it makes for a well armoured vehicle and can still safely move lots of friendly NPCs without issue.</text:span></text:p>
      <text:p text:style-name="P16"><text:span text:style-name="T5">Tanks: Tanks are heavily armoured, slow moving, all-terrain vehicles which drive very differently from cars and light APCs. They are identifiable by their wide base, large cannon and additional gunner seat. Tanks offer no safe seating for passengers like APCs do but they offer stronger armour and a stronger weapon, often times able to 1-2 shot other vehicles with ease except other tanks </text:span><text:span text:style-name="T21">and able to survive a large number of incoming weapon fire, only taking damage from explosives. Tanks are fairly rare, with only select missions and map locations having them and not many can be purchased from the store. However they are a great presence where they are found. Some factions don’t have any tanks, namely South Korea and the Russian Mafia. </text:span><text:span text:style-name="T22">Notable tanks include the most common T54s and T62s used by the north koreans and the M1 tank only available in the final Russian mafia mission (if the player accepts the bonus to give them the tank found in an earlier mission) and the last mission in the game. The M1 tank is the most powerful vehicle in the game, destroying every vehicle except another M1 tank in 1 hit and has superb armour, able to take plenty of hits even from other tanks. </text:span></text:p>
      <text:p text:style-name="P17"><text:span text:style-name="T5">Helicopters: Helicopters are unique amongst vehicles as they can fly, ascending and descending when the pilot wants and bypassing obstacles. There are 2 types of helicopters, combat and transport. Combat helicopters typically ascend, descend and move left and right much quicker than transport helicopters and have weapons the pilot uses directly. Transport helicopters have either no or side-mounted weapons usable by passengers. Combat helicopters can be light or heavy, with some gunships in the late game, 1 of which is immune to bullets. </text:span><text:span text:style-name="T23">Notable helicopters include the MD-530 and MD-500 used by the North Koreans and Russian Mafia, the most common helicopters encountered in the game. Also the UH-60 transport helicopter used by the allies, can pick up a number of heavy vehicles and lots of passengers. Finally, the Mi-35 gunship, another North Korean helicopter, but it is an infamous helicopter for having strong weapons and armour which makes it immune to light arms, it is comparable to a tank in some aspects.</text:span></text:p>
      <text:p text:style-name="P17"><text:span text:style-name="T23"/></text:p>
      <text:p text:style-name="P18"><text:span text:style-name="T23">T</text:span><text:span text:style-name="T5">he combination of vehicles provides a lot of ways to travel around the map and complete missions, from bypassing obstacles with helicopters to being an armoured tank to ju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ucida Console" svg:font-family="'Lucida Console'"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9T11:54:20.063000000</meta:creation-date>
    <dc:date>2023-08-11T17:32:41.202000000</dc:date>
    <meta:editing-duration>PT2H3M10S</meta:editing-duration>
    <meta:editing-cycles>7</meta:editing-cycles>
    <meta:generator>LibreOffice/7.1.7.2$Windows_X86_64 LibreOffice_project/c6a4e3954236145e2acb0b65f68614365aeee33f</meta:generator>
    <meta:document-statistic meta:table-count="0" meta:image-count="0" meta:object-count="0" meta:page-count="5" meta:paragraph-count="24" meta:word-count="3364" meta:character-count="19712" meta:non-whitespace-character-count="16362"/>
  </office:meta>
</office:document-meta>
</file>